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4B084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order="thin solid #000000" fo:background-color="#F4B084"/>
    </style:style>
    <style:style style:name="co1" style:family="table-column">
      <style:table-column-properties fo:break-before="auto" style:column-width="14.1022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string" table:style-name="ce2">
            <text:p>цена закуп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200" table:style-name="ce4">
            <text:p>200</text:p>
          </table:table-cell>
          <table:table-cell office:value-type="float" office:value="171.42" table:style-name="ce4">
            <text:p>171,4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office:value-type="float" office:value="107.34" table:style-name="ce4">
            <text:p>107,3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171.43" table:style-name="ce4">
            <text:p>171,4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110" table:style-name="ce4">
            <text:p>110</text:p>
          </table:table-cell>
          <table:table-cell office:value-type="float" office:value="232.55" table:style-name="ce4">
            <text:p>232,55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office:value-type="float" office:value="116.06" table:style-name="ce4">
            <text:p>116,0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130" table:style-name="ce4">
            <text:p>130</text:p>
          </table:table-cell>
          <table:table-cell office:value-type="float" office:value="171.66" table:style-name="ce4">
            <text:p>171,6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68 <text:s/>Колбаса Особая ТМ Особый рецепт, 0,5 кг, ПОКОМ, шт</text:p>
          </table:table-cell>
          <table:table-cell office:value-type="float" office:value="20" table:style-name="ce4">
            <text:p>20</text:p>
          </table:table-cell>
          <table:table-cell office:value-type="float" office:value="102.23" table:style-name="ce4">
            <text:p>102,2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289.43" table:style-name="ce4">
            <text:p>289,4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30" table:style-name="ce4">
            <text:p>30</text:p>
          </table:table-cell>
          <table:table-cell office:value-type="float" office:value="256.44" table:style-name="ce4">
            <text:p>256,4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table:style-name="ce4"/>
          <table:table-cell office:value-type="float" office:value="165.81" table:style-name="ce4">
            <text:p>165,8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264.61" table:style-name="ce4">
            <text:p>264,6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office:value-type="float" office:value="157.44999999999999" table:style-name="ce4">
            <text:p>157,45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273.33999999999997" table:style-name="ce4">
            <text:p>273,3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office:value-type="float" office:value="185.21" table:style-name="ce4">
            <text:p>185,2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office:value-type="float" office:value="277.12" table:style-name="ce4">
            <text:p>277,1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office:value-type="float" office:value="164.87" table:style-name="ce4">
            <text:p>164,87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08.09" table:style-name="ce4">
            <text:p>208,09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table:style-name="ce4"/>
          <table:table-cell office:value-type="float" office:value="206.11" table:style-name="ce4">
            <text:p>206,1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office:value-type="float" office:value="113.74" table:style-name="ce4">
            <text:p>113,7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235.67" table:style-name="ce4">
            <text:p>235,67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235.78" table:style-name="ce4">
            <text:p>235,78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199.71" table:style-name="ce4">
            <text:p>199,7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260.42" table:style-name="ce4">
            <text:p>260,4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90" table:style-name="ce4">
            <text:p>90</text:p>
          </table:table-cell>
          <table:table-cell office:value-type="float" office:value="248.73" table:style-name="ce4">
            <text:p>248,7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246.26" table:style-name="ce4">
            <text:p>246,2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135.76" table:style-name="ce4">
            <text:p>135,7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office:value-type="float" office:value="283.94" table:style-name="ce4">
            <text:p>283,94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0 <text:s/>Колбаса Салями охотничья, ВЕС. ПОКОМ, кг</text:p>
          </table:table-cell>
          <table:table-cell office:value-type="float" office:value="10" table:style-name="ce4">
            <text:p>10</text:p>
          </table:table-cell>
          <table:table-cell office:value-type="float" office:value="577.07000000000005" table:style-name="ce4">
            <text:p>577,07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office:value-type="float" office:value="268.23" table:style-name="ce4">
            <text:p>268,23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office:value-type="float" office:value="239.2" table:style-name="ce4">
            <text:p>239,2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260.08" table:style-name="ce4">
            <text:p>260,0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287.32" table:style-name="ce4">
            <text:p>287,3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280.47000000000003" table:style-name="ce4">
            <text:p>280,47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40" table:style-name="ce4">
            <text:p>40</text:p>
          </table:table-cell>
          <table:table-cell office:value-type="float" office:value="283.89999999999998" table:style-name="ce4">
            <text:p>283,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287.32" table:style-name="ce4">
            <text:p>287,3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292.77" table:style-name="ce4">
            <text:p>292,7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120" table:style-name="ce4">
            <text:p>120</text:p>
          </table:table-cell>
          <table:table-cell office:value-type="float" office:value="270.8" table:style-name="ce4">
            <text:p>270,8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50" table:style-name="ce7">
            <text:p>50</text:p>
          </table:table-cell>
          <table:table-cell office:value-type="float" office:value="246.93" table:style-name="ce7">
            <text:p>246,93</text:p>
          </table:table-cell>
          <table:table-cell office:value-type="string" table:style-name="ce1">
            <text:p>устар.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233.59" table:style-name="ce4">
            <text:p>233,59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180" table:style-name="ce4">
            <text:p>180</text:p>
          </table:table-cell>
          <table:table-cell office:value-type="float" office:value="212.81" table:style-name="ce4">
            <text:p>212,8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office:value-type="float" office:value="190.33" table:style-name="ce4">
            <text:p>190,33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0" table:style-name="ce4">
            <text:p>190</text:p>
          </table:table-cell>
          <table:table-cell office:value-type="float" office:value="182.31" table:style-name="ce4">
            <text:p>182,3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800" table:style-name="ce4">
            <text:p>800</text:p>
          </table:table-cell>
          <table:table-cell office:value-type="float" office:value="208.46" table:style-name="ce4">
            <text:p>208,4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table:style-name="ce4"/>
          <table:table-cell office:value-type="float" office:value="273.16000000000003" table:style-name="ce4">
            <text:p>273,1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259.52" table:style-name="ce4">
            <text:p>259,5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table:style-name="ce4"/>
          <table:table-cell office:value-type="float" office:value="331.56" table:style-name="ce4">
            <text:p>331,5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210.4" table:style-name="ce4">
            <text:p>210,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243.7" table:style-name="ce4">
            <text:p>243,7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office:value-type="float" office:value="696.95" table:style-name="ce4">
            <text:p>696,95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Ветчина Вязанка с индейкой вес</text:p>
          </table:table-cell>
          <table:table-cell office:value-type="float" office:value="140" table:style-name="ce4">
            <text:p>140</text:p>
          </table:table-cell>
          <table:table-cell office:value-type="float" office:value="313.22000000000003" table:style-name="ce4">
            <text:p>313,22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12.77" table:style-name="ce4">
            <text:p>212,77</text:p>
          </table:table-cell>
          <table:table-cell table:number-columns-repeated="1638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float" office:value="3660" table:formula="of:=SUM([.B2:.B52])" table:style-name="ce1">
            <text:p>3660</text:p>
          </table:table-cell>
          <table:table-cell table:number-columns-repeated="16382" table:style-name="ce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3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3-08-08T07:46:18Z</dc:date>
    <meta:editing-cycles>34</meta:editing-cycles>
    <meta:editing-duration>PT40865S</meta:editing-duration>
  </office:meta>
</office:document-meta>
</file>